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svg:font-family="Times" style:font-family-generic="roman"/>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UsedRegisters" style:family="table">
      <style:table-properties style:width="17.013cm" fo:margin-left="0cm" table:align="left"/>
    </style:style>
    <style:style style:name="UsedRegisters.A" style:family="table-column">
      <style:table-column-properties style:column-width="3.413cm"/>
    </style:style>
    <style:style style:name="UsedRegisters.B" style:family="table-column">
      <style:table-column-properties style:column-width="2.778cm"/>
    </style:style>
    <style:style style:name="UsedRegisters.C" style:family="table-column">
      <style:table-column-properties style:column-width="3.916cm"/>
    </style:style>
    <style:style style:name="UsedRegisters.D" style:family="table-column">
      <style:table-column-properties style:column-width="6.906cm"/>
    </style:style>
    <style:style style:name="UsedRegisters.A1" style:family="table-cell">
      <style:table-cell-properties style:writing-mode="page"/>
    </style:style>
    <style:style style:name="AlarmCode" style:family="table">
      <style:table-properties style:width="12.995cm" table:align="left"/>
    </style:style>
    <style:style style:name="AlarmCode.A" style:family="table-column">
      <style:table-column-properties style:column-width="2.704cm"/>
    </style:style>
    <style:style style:name="AlarmCode.B" style:family="table-column">
      <style:table-column-properties style:column-width="10.291cm"/>
    </style:style>
    <style:style style:name="AlarmCode.A1" style:family="table-cell">
      <style:table-cell-properties style:writing-mode="page"/>
    </style:style>
    <style:style style:name="Table1" style:family="table">
      <style:table-properties style:width="13.702cm" table:align="left"/>
    </style:style>
    <style:style style:name="Table1.A" style:family="table-column">
      <style:table-column-properties style:column-width="2.704cm"/>
    </style:style>
    <style:style style:name="Table1.B" style:family="table-column">
      <style:table-column-properties style:column-width="10.998cm"/>
    </style:style>
    <style:style style:name="Table1.A1" style:family="table-cell">
      <style:table-cell-properties style:writing-mode="page"/>
    </style:style>
    <style:style style:name="Opcodes" style:family="table">
      <style:table-properties style:width="15.101cm" table:align="left"/>
    </style:style>
    <style:style style:name="Opcodes.A" style:family="table-column">
      <style:table-column-properties style:column-width="5.801cm"/>
    </style:style>
    <style:style style:name="Opcodes.B" style:family="table-column">
      <style:table-column-properties style:column-width="2.893cm"/>
    </style:style>
    <style:style style:name="Opcodes.C" style:family="table-column">
      <style:table-column-properties style:column-width="2.91cm"/>
    </style:style>
    <style:style style:name="Opcodes.D" style:family="table-column">
      <style:table-column-properties style:column-width="3.496cm"/>
    </style:style>
    <style:style style:name="Opcodes.A1" style:family="table-cell">
      <style:table-cell-properties style:writing-mode="page"/>
    </style:style>
    <style:style style:name="I_2f_Ocode" style:display-name="I/Ocode" style:family="table">
      <style:table-properties style:width="8.996cm" table:align="left"/>
    </style:style>
    <style:style style:name="I_2f_Ocode.A" style:display-name="I/Ocode.A" style:family="table-column">
      <style:table-column-properties style:column-width="3.591cm"/>
    </style:style>
    <style:style style:name="I_2f_Ocode.B" style:display-name="I/Ocode.B" style:family="table-column">
      <style:table-column-properties style:column-width="5.405cm"/>
    </style:style>
    <style:style style:name="I_2f_Ocode.A1" style:display-name="I/Ocode.A1" style:family="table-cell">
      <style:table-cell-properties fo:padding="0cm" fo:border="none" style:writing-mode="page"/>
    </style:style>
    <style:style style:name="P1" style:family="paragraph" style:parent-style-name="Standard" style:list-style-name="L1">
      <style:text-properties officeooo:paragraph-rsid="000d27d7"/>
    </style:style>
    <style:style style:name="P2" style:family="paragraph" style:parent-style-name="Standard">
      <style:text-properties fo:font-weight="bold" officeooo:rsid="0027a9b7" officeooo:paragraph-rsid="0027a9b7" style:font-weight-asian="bold" style:font-weight-complex="bold"/>
    </style:style>
    <style:style style:name="P3" style:family="paragraph" style:parent-style-name="Standard">
      <style:paragraph-properties fo:text-align="center" style:justify-single-word="false"/>
      <style:text-properties style:text-underline-style="solid" style:text-underline-width="auto" style:text-underline-color="font-color" officeooo:rsid="0016ec9d" officeooo:paragraph-rsid="0016ec9d"/>
    </style:style>
    <style:style style:name="P4" style:family="paragraph" style:parent-style-name="Standard" style:list-style-name="L1">
      <style:text-properties style:font-name="arial" fo:font-weight="bold" officeooo:rsid="000d27d7" officeooo:paragraph-rsid="000d27d7" style:font-weight-asian="bold" style:font-weight-complex="bold"/>
    </style:style>
    <style:style style:name="P5" style:family="paragraph" style:parent-style-name="Standard" style:list-style-name="L1">
      <style:text-properties style:font-name="arial" officeooo:rsid="000d27d7" officeooo:paragraph-rsid="000d27d7"/>
    </style:style>
    <style:style style:name="P6" style:family="paragraph" style:parent-style-name="Standard" style:list-style-name="L1">
      <style:text-properties style:font-name="arial" fo:font-weight="normal" officeooo:rsid="000d27d7" officeooo:paragraph-rsid="000d27d7" style:font-weight-asian="normal" style:font-weight-complex="normal"/>
    </style:style>
    <style:style style:name="P7" style:family="paragraph" style:parent-style-name="Standard" style:list-style-name="L1">
      <style:text-properties style:font-name="arial" fo:font-weight="normal" officeooo:rsid="000d27d7" officeooo:paragraph-rsid="000e2d86" style:font-weight-asian="normal" style:font-weight-complex="normal"/>
    </style:style>
    <style:style style:name="P8" style:family="paragraph" style:parent-style-name="Standard" style:list-style-name="L1">
      <style:text-properties style:font-name="arial" fo:font-weight="normal" officeooo:rsid="000d27d7" officeooo:paragraph-rsid="002540ea" style:font-weight-asian="normal" style:font-weight-complex="normal"/>
    </style:style>
    <style:style style:name="P9" style:family="paragraph" style:parent-style-name="Standard">
      <style:text-properties style:font-name="arial" fo:font-weight="normal" officeooo:rsid="000d27d7" officeooo:paragraph-rsid="000d27d7" style:font-weight-asian="normal" style:font-weight-complex="normal"/>
    </style:style>
    <style:style style:name="P10" style:family="paragraph" style:parent-style-name="Standard">
      <style:paragraph-properties fo:text-align="center" style:justify-single-word="false"/>
      <style:text-properties style:font-name="arial" fo:font-size="14pt" style:text-underline-style="solid" style:text-underline-width="auto" style:text-underline-color="font-color" fo:font-weight="normal" officeooo:rsid="002540ea" officeooo:paragraph-rsid="002540ea" style:font-size-asian="14pt" style:font-weight-asian="normal" style:font-size-complex="14pt" style:font-weight-complex="normal"/>
    </style:style>
    <style:style style:name="P11"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officeooo:rsid="000d27d7" officeooo:paragraph-rsid="000e2d86" style:font-weight-asian="normal" style:font-weight-complex="normal"/>
    </style:style>
    <style:style style:name="P12" style:family="paragraph" style:parent-style-name="Standard" style:list-style-name="L1">
      <style:paragraph-properties fo:text-align="start" style:justify-single-word="false"/>
      <style:text-properties style:font-name="arial" fo:font-size="12pt" style:text-underline-style="solid" style:text-underline-width="auto" style:text-underline-color="font-color" fo:font-weight="normal" officeooo:rsid="000d27d7" officeooo:paragraph-rsid="002540ea"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font-name="arial" fo:font-size="12pt" style:text-underline-style="none" fo:font-weight="normal" officeooo:rsid="00104b37" officeooo:paragraph-rsid="00104b37" style:font-weight-asian="normal" style:font-weight-complex="normal"/>
    </style:style>
    <style:style style:name="P14" style:family="paragraph" style:parent-style-name="Standard">
      <style:paragraph-properties fo:text-align="start" style:justify-single-word="false"/>
      <style:text-properties style:font-name="arial" fo:font-size="12pt" style:text-underline-style="none" fo:font-weight="bold" officeooo:rsid="00104b37" officeooo:paragraph-rsid="00104b37" style:font-weight-asian="bold" style:font-weight-complex="bold"/>
    </style:style>
    <style:style style:name="P15" style:family="paragraph" style:parent-style-name="Standard">
      <style:paragraph-properties fo:text-align="start" style:justify-single-word="false"/>
      <style:text-properties style:font-name="arial" fo:font-size="12pt" style:text-underline-style="none" fo:font-weight="bold" officeooo:rsid="002e8d90" officeooo:paragraph-rsid="002e8d90" style:font-weight-asian="bold" style:font-weight-complex="bold"/>
    </style:style>
    <style:style style:name="P16" style:family="paragraph" style:parent-style-name="Standard" style:list-style-name="L1">
      <style:text-properties style:font-name="arial" fo:font-size="12pt" fo:font-weight="normal" officeooo:rsid="000d27d7" officeooo:paragraph-rsid="002540ea"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font-name="arial" fo:font-size="10pt" style:text-underline-style="none" fo:font-weight="normal" officeooo:rsid="00104b37" officeooo:paragraph-rsid="0027a9b7" style:font-size-asian="10pt" style:font-weight-asian="normal" style:font-size-complex="10pt" style:font-weight-complex="normal"/>
    </style:style>
    <style:style style:name="P18" style:family="paragraph" style:parent-style-name="Standard">
      <style:paragraph-properties fo:text-align="start" style:justify-single-word="false"/>
      <style:text-properties style:font-name="arial" fo:font-size="9pt" style:text-underline-style="none" fo:font-weight="normal" officeooo:rsid="00104b37" officeooo:paragraph-rsid="0027a9b7" style:font-size-asian="9pt" style:font-weight-asian="normal" style:font-size-complex="9pt" style:font-weight-complex="normal"/>
    </style:style>
    <style:style style:name="P19" style:family="paragraph" style:parent-style-name="Standard">
      <style:paragraph-properties fo:text-align="center" style:justify-single-word="false"/>
      <style:text-properties officeooo:paragraph-rsid="000e2d86"/>
    </style:style>
    <style:style style:name="P20" style:family="paragraph" style:parent-style-name="Standard">
      <style:paragraph-properties fo:text-align="center" style:justify-single-word="false"/>
      <style:text-properties officeooo:paragraph-rsid="0017ba62"/>
    </style:style>
    <style:style style:name="P21" style:family="paragraph" style:parent-style-name="Standard">
      <style:paragraph-properties fo:text-align="start" style:justify-single-word="false"/>
      <style:text-properties officeooo:paragraph-rsid="000e2d86"/>
    </style:style>
    <style:style style:name="P22" style:family="paragraph" style:parent-style-name="Standard">
      <style:paragraph-properties fo:text-align="start" style:justify-single-word="false"/>
      <style:text-properties style:text-underline-style="none" officeooo:paragraph-rsid="000e2d86"/>
    </style:style>
    <style:style style:name="P23" style:family="paragraph" style:parent-style-name="Standard">
      <style:paragraph-properties fo:text-align="start" style:justify-single-word="false"/>
      <style:text-properties style:text-underline-style="none" officeooo:rsid="0016ec9d" officeooo:paragraph-rsid="0016ec9d"/>
    </style:style>
    <style:style style:name="P24" style:family="paragraph" style:parent-style-name="Standard">
      <style:paragraph-properties fo:text-align="start" style:justify-single-word="false"/>
      <style:text-properties style:text-underline-style="none" fo:font-weight="bold" officeooo:rsid="0016ec9d" officeooo:paragraph-rsid="0016ec9d" style:font-weight-asian="bold" style:font-weight-complex="bold"/>
    </style:style>
    <style:style style:name="P25" style:family="paragraph" style:parent-style-name="Standard">
      <style:paragraph-properties fo:text-align="start" style:justify-single-word="false"/>
      <style:text-properties style:text-underline-style="none" fo:font-weight="bold" officeooo:rsid="00213b58" officeooo:paragraph-rsid="00213b58" style:font-weight-asian="bold" style:font-weight-complex="bold"/>
    </style:style>
    <style:style style:name="P26" style:family="paragraph" style:parent-style-name="Standard">
      <style:paragraph-properties fo:text-align="start" style:justify-single-word="false"/>
      <style:text-properties style:text-underline-style="none" officeooo:rsid="001fe969" officeooo:paragraph-rsid="001fe969"/>
    </style:style>
    <style:style style:name="P27" style:family="paragraph" style:parent-style-name="Standard">
      <style:paragraph-properties fo:text-align="start" style:justify-single-word="false"/>
      <style:text-properties style:text-underline-style="none" officeooo:rsid="00213b58" officeooo:paragraph-rsid="00213b58"/>
    </style:style>
    <style:style style:name="P28" style:family="paragraph" style:parent-style-name="Standard">
      <style:paragraph-properties fo:text-align="center" style:justify-single-word="false"/>
      <style:text-properties fo:font-size="14pt" officeooo:paragraph-rsid="000e2d86" style:font-size-asian="14pt" style:font-size-complex="14pt"/>
    </style:style>
    <style:style style:name="P29" style:family="paragraph" style:parent-style-name="Standard">
      <style:paragraph-properties fo:text-align="center" style:justify-single-word="false"/>
      <style:text-properties fo:font-size="14pt" style:text-underline-style="solid" style:text-underline-width="auto" style:text-underline-color="font-color" officeooo:rsid="0016ec9d" officeooo:paragraph-rsid="0016ec9d" style:font-size-asian="14pt" style:font-size-complex="14pt"/>
    </style:style>
    <style:style style:name="P30" style:family="paragraph" style:parent-style-name="Standard">
      <style:paragraph-properties fo:text-align="center" style:justify-single-word="false"/>
      <style:text-properties fo:font-size="14pt" style:text-underline-style="solid" style:text-underline-width="auto" style:text-underline-color="font-color" officeooo:rsid="001fe969" officeooo:paragraph-rsid="001fe969" style:font-size-asian="14pt" style:font-size-complex="14pt"/>
    </style:style>
    <style:style style:name="P31" style:family="paragraph" style:parent-style-name="Standard">
      <style:paragraph-properties fo:text-align="center" style:justify-single-word="false"/>
      <style:text-properties fo:font-size="14pt" style:text-underline-style="solid" style:text-underline-width="auto" style:text-underline-color="font-color" officeooo:rsid="0017ba62" officeooo:paragraph-rsid="0017ba62" style:font-size-asian="12.25pt" style:font-size-complex="14pt"/>
    </style:style>
    <style:style style:name="P32" style:family="paragraph" style:parent-style-name="Standard">
      <style:paragraph-properties fo:text-align="start" style:justify-single-word="false"/>
      <style:text-properties fo:font-size="12pt" style:text-underline-style="none" officeooo:rsid="0017ba62" officeooo:paragraph-rsid="0017ba62" style:font-size-asian="10.5pt" style:font-size-complex="12pt"/>
    </style:style>
    <style:style style:name="P33" style:family="paragraph" style:parent-style-name="Standard">
      <style:paragraph-properties fo:text-align="justify" style:justify-single-word="false"/>
      <style:text-properties fo:font-size="12pt" style:text-underline-style="none" officeooo:rsid="0017ba62" officeooo:paragraph-rsid="0017ba62" style:font-size-asian="10.5pt" style:font-size-complex="12pt"/>
    </style:style>
    <style:style style:name="P34" style:family="paragraph" style:parent-style-name="Standard">
      <style:paragraph-properties fo:text-align="start" style:justify-single-word="false"/>
      <style:text-properties fo:font-size="12pt" style:text-underline-style="none" fo:font-weight="bold" officeooo:rsid="001a2473" officeooo:paragraph-rsid="001a2473" style:font-size-asian="10.5pt" style:font-weight-asian="bold" style:font-size-complex="12pt" style:font-weight-complex="bold"/>
    </style:style>
    <style:style style:name="P35" style:family="paragraph" style:parent-style-name="Standard">
      <style:text-properties officeooo:rsid="002540ea" officeooo:paragraph-rsid="0027a9b7"/>
    </style:style>
    <style:style style:name="P36" style:family="paragraph" style:parent-style-name="Standard">
      <style:paragraph-properties fo:text-align="justify" style:justify-single-word="false"/>
      <style:text-properties officeooo:rsid="002540ea" officeooo:paragraph-rsid="002540ea"/>
    </style:style>
    <style:style style:name="P37" style:family="paragraph" style:parent-style-name="Standard">
      <style:paragraph-properties fo:text-align="justify" style:justify-single-word="false"/>
      <style:text-properties officeooo:rsid="002540ea" officeooo:paragraph-rsid="0030c0aa"/>
    </style:style>
    <style:style style:name="P38" style:family="paragraph" style:parent-style-name="Standard">
      <style:text-properties officeooo:paragraph-rsid="002540ea"/>
    </style:style>
    <style:style style:name="P39" style:family="paragraph" style:parent-style-name="Standard">
      <style:text-properties officeooo:rsid="0027a9b7" officeooo:paragraph-rsid="0027a9b7"/>
    </style:style>
    <style:style style:name="P40" style:family="paragraph" style:parent-style-name="Standard">
      <style:text-properties officeooo:rsid="002e8d90" officeooo:paragraph-rsid="002e8d90"/>
    </style:style>
    <style:style style:name="P41" style:family="paragraph" style:parent-style-name="Standard">
      <style:paragraph-properties fo:text-align="justify" style:justify-single-word="false"/>
      <style:text-properties officeooo:rsid="002e8d90" officeooo:paragraph-rsid="002e8d90"/>
    </style:style>
    <style:style style:name="P42" style:family="paragraph" style:parent-style-name="Standard">
      <style:text-properties fo:font-size="9pt" officeooo:rsid="002540ea" officeooo:paragraph-rsid="0027a9b7" style:font-size-asian="9pt" style:font-size-complex="9pt"/>
    </style:style>
    <style:style style:name="P43" style:family="paragraph" style:parent-style-name="Standard">
      <style:paragraph-properties fo:text-align="justify" style:justify-single-word="false"/>
      <style:text-properties officeooo:paragraph-rsid="0027a9b7"/>
    </style:style>
    <style:style style:name="P44" style:family="paragraph" style:parent-style-name="Standard">
      <style:paragraph-properties fo:text-align="justify" style:justify-single-word="false"/>
      <style:text-properties officeooo:paragraph-rsid="002540ea"/>
    </style:style>
    <style:style style:name="P45" style:family="paragraph" style:parent-style-name="Standard">
      <style:paragraph-properties fo:text-align="justify" style:justify-single-word="false"/>
      <style:text-properties officeooo:paragraph-rsid="0030c0aa"/>
    </style:style>
    <style:style style:name="P46" style:family="paragraph" style:parent-style-name="Standard">
      <style:text-properties officeooo:paragraph-rsid="0030c0aa"/>
    </style:style>
    <style:style style:name="P47" style:family="paragraph" style:parent-style-name="Standard">
      <style:paragraph-properties fo:text-align="center" style:justify-single-word="false" fo:break-before="page"/>
      <style:text-properties style:font-name="arial" fo:font-size="14pt" style:text-underline-style="solid" style:text-underline-width="auto" style:text-underline-color="font-color" fo:font-weight="normal" officeooo:rsid="000d27d7" officeooo:paragraph-rsid="0030c0aa" style:font-size-asian="14pt" style:font-weight-asian="normal" style:font-size-complex="14pt" style:font-weight-complex="normal"/>
    </style:style>
    <style:style style:name="P48" style:family="paragraph" style:parent-style-name="Standard">
      <style:paragraph-properties fo:text-align="start" style:justify-single-word="false" fo:break-before="page"/>
      <style:text-properties style:font-name="arial" fo:font-size="12pt" style:text-underline-style="solid" style:text-underline-width="auto" style:text-underline-color="font-color" fo:font-weight="normal" officeooo:rsid="000d27d7" officeooo:paragraph-rsid="000e2d86" style:font-weight-asian="normal" style:font-weight-complex="normal"/>
    </style:style>
    <style:style style:name="P49" style:family="paragraph" style:parent-style-name="Standard">
      <style:paragraph-properties fo:text-align="center" style:justify-single-word="false" fo:break-before="page"/>
      <style:text-properties style:font-name="arial" fo:font-size="16pt" fo:font-weight="bold" officeooo:rsid="000d27d7" officeooo:paragraph-rsid="000e2d86" style:font-size-asian="16pt" style:font-weight-asian="bold" style:font-size-complex="16pt" style:font-weight-complex="bold"/>
    </style:style>
    <style:style style:name="P50" style:family="paragraph" style:parent-style-name="Standard">
      <style:paragraph-properties fo:text-align="center" style:justify-single-word="false" fo:break-before="page"/>
      <style:text-properties style:font-name="arial" fo:font-size="16pt" fo:font-weight="bold" officeooo:rsid="002540ea" officeooo:paragraph-rsid="002540ea" style:font-size-asian="16pt" style:font-weight-asian="bold" style:font-size-complex="16pt" style:font-weight-complex="bold"/>
    </style:style>
    <style:style style:name="P51" style:family="paragraph" style:parent-style-name="Standard">
      <style:paragraph-properties fo:text-align="center" style:justify-single-word="false" fo:break-before="page"/>
      <style:text-properties fo:font-size="14pt" style:text-underline-style="solid" style:text-underline-width="auto" style:text-underline-color="font-color" officeooo:rsid="0017ba62" officeooo:paragraph-rsid="0017ba62" style:font-size-asian="12.25pt" style:font-size-complex="14pt"/>
    </style:style>
    <style:style style:name="P52" style:family="paragraph" style:parent-style-name="Table_20_Contents">
      <style:paragraph-properties fo:text-align="center" style:justify-single-word="false"/>
      <style:text-properties officeooo:rsid="001432c8" officeooo:paragraph-rsid="001432c8"/>
    </style:style>
    <style:style style:name="P53" style:family="paragraph" style:parent-style-name="Table_20_Contents">
      <style:paragraph-properties fo:text-align="center" style:justify-single-word="false"/>
    </style:style>
    <style:style style:name="P54" style:family="paragraph" style:parent-style-name="Table_20_Contents">
      <style:paragraph-properties fo:text-align="center" style:justify-single-word="false"/>
      <style:text-properties officeooo:paragraph-rsid="0017ba62"/>
    </style:style>
    <style:style style:name="P55" style:family="paragraph" style:parent-style-name="Table_20_Contents">
      <style:paragraph-properties fo:text-align="center" style:justify-single-word="false"/>
      <style:text-properties officeooo:paragraph-rsid="001fe969"/>
    </style:style>
    <style:style style:name="P56" style:family="paragraph" style:parent-style-name="Table_20_Contents">
      <style:paragraph-properties fo:text-align="center" style:justify-single-word="false"/>
      <style:text-properties officeooo:paragraph-rsid="0027a9b7"/>
    </style:style>
    <style:style style:name="P57" style:family="paragraph" style:parent-style-name="Table_20_Contents">
      <style:paragraph-properties fo:text-align="center" style:justify-single-word="false"/>
      <style:text-properties fo:font-weight="bold" officeooo:rsid="001432c8" officeooo:paragraph-rsid="001432c8" style:font-weight-asian="bold" style:font-weight-complex="bold"/>
    </style:style>
    <style:style style:name="P58" style:family="paragraph" style:parent-style-name="Table_20_Contents">
      <style:paragraph-properties fo:text-align="center" style:justify-single-word="false"/>
      <style:text-properties fo:font-weight="bold" officeooo:rsid="0016ec9d" officeooo:paragraph-rsid="0016ec9d" style:font-weight-asian="bold" style:font-weight-complex="bold"/>
    </style:style>
    <style:style style:name="P59" style:family="paragraph" style:parent-style-name="Table_20_Contents">
      <style:paragraph-properties fo:text-align="center" style:justify-single-word="false"/>
      <style:text-properties fo:font-weight="bold" officeooo:rsid="0016ec9d" officeooo:paragraph-rsid="0017ba62" style:font-weight-asian="bold" style:font-weight-complex="bold"/>
    </style:style>
    <style:style style:name="P60" style:family="paragraph" style:parent-style-name="Table_20_Contents">
      <style:paragraph-properties fo:text-align="center" style:justify-single-word="false"/>
      <style:text-properties fo:font-weight="bold" officeooo:rsid="001fe969" officeooo:paragraph-rsid="001fe969" style:font-weight-asian="bold" style:font-weight-complex="bold"/>
    </style:style>
    <style:style style:name="P61" style:family="paragraph" style:parent-style-name="Table_20_Contents">
      <style:paragraph-properties fo:text-align="center" style:justify-single-word="false"/>
      <style:text-properties fo:font-weight="bold" officeooo:rsid="0027a9b7" officeooo:paragraph-rsid="0027a9b7" style:font-weight-asian="bold" style:font-weight-complex="bold"/>
    </style:style>
    <style:style style:name="P62" style:family="paragraph" style:parent-style-name="Table_20_Contents">
      <style:paragraph-properties fo:text-align="center" style:justify-single-word="false"/>
      <style:text-properties officeooo:rsid="0016ec9d" officeooo:paragraph-rsid="0016ec9d"/>
    </style:style>
    <style:style style:name="P63" style:family="paragraph" style:parent-style-name="Table_20_Contents">
      <style:paragraph-properties fo:text-align="center" style:justify-single-word="false"/>
      <style:text-properties officeooo:rsid="0016ec9d" officeooo:paragraph-rsid="0017ba62"/>
    </style:style>
    <style:style style:name="P64" style:family="paragraph" style:parent-style-name="Table_20_Contents">
      <style:paragraph-properties fo:text-align="center" style:justify-single-word="false"/>
      <style:text-properties officeooo:rsid="001fe969" officeooo:paragraph-rsid="001fe969"/>
    </style:style>
    <style:style style:name="P65" style:family="paragraph" style:parent-style-name="Table_20_Contents">
      <style:paragraph-properties fo:text-align="center" style:justify-single-word="false"/>
      <style:text-properties officeooo:rsid="0027a9b7" officeooo:paragraph-rsid="0027a9b7"/>
    </style:style>
    <style:style style:name="T1" style:family="text">
      <style:text-properties style:font-name="arial" style:text-underline-style="solid" style:text-underline-width="auto" style:text-underline-color="font-color" fo:font-weight="normal" officeooo:rsid="000d27d7" style:font-weight-asian="normal" style:font-weight-complex="normal"/>
    </style:style>
    <style:style style:name="T2" style:family="text">
      <style:text-properties style:font-name="arial" style:text-underline-style="solid" style:text-underline-width="auto" style:text-underline-color="font-color" fo:font-weight="normal" officeooo:rsid="000ff226" style:font-weight-asian="normal" style:font-weight-complex="normal"/>
    </style:style>
    <style:style style:name="T3" style:family="text">
      <style:text-properties style:font-name="arial" fo:font-weight="normal" officeooo:rsid="000d27d7" style:font-weight-asian="normal" style:font-weight-complex="normal"/>
    </style:style>
    <style:style style:name="T4" style:family="text">
      <style:text-properties style:font-name="arial" fo:font-weight="normal" officeooo:rsid="000ff226" style:font-weight-asian="normal" style:font-weight-complex="normal"/>
    </style:style>
    <style:style style:name="T5" style:family="text">
      <style:text-properties style:font-name="arial" fo:font-size="12pt" fo:font-weight="normal" style:font-size-asian="12pt" style:font-weight-asian="normal" style:font-size-complex="12pt" style:font-weight-complex="normal"/>
    </style:style>
    <style:style style:name="T6" style:family="text">
      <style:text-properties style:font-name="arial" fo:font-size="12pt" fo:font-weight="normal" officeooo:rsid="002540ea" style:font-size-asian="12pt" style:font-weight-asian="normal" style:font-size-complex="12pt" style:font-weight-complex="normal"/>
    </style:style>
    <style:style style:name="T7" style:family="text">
      <style:text-properties style:font-name="arial" fo:font-size="12pt" fo:font-weight="normal" officeooo:rsid="002679e3" style:font-size-asian="12pt" style:font-weight-asian="normal" style:font-size-complex="12pt" style:font-weight-complex="normal"/>
    </style:style>
    <style:style style:name="T8" style:family="text">
      <style:text-properties style:font-name="arial" fo:font-size="12pt" fo:font-weight="normal" officeooo:rsid="0029a2fe" style:font-size-asian="12pt" style:font-weight-asian="normal" style:font-size-complex="12pt" style:font-weight-complex="normal"/>
    </style:style>
    <style:style style:name="T9" style:family="text">
      <style:text-properties style:font-name="arial" fo:font-size="12pt" fo:font-weight="normal" officeooo:rsid="0030c0aa" style:font-size-asian="12pt" style:font-weight-asian="normal" style:font-size-complex="12pt" style:font-weight-complex="normal"/>
    </style:style>
    <style:style style:name="T10" style:family="text">
      <style:text-properties style:font-name="arial" fo:font-size="12pt" style:text-underline-style="none" fo:font-weight="normal" style:font-size-asian="12pt" style:font-weight-asian="normal" style:font-size-complex="12pt" style:font-weight-complex="normal"/>
    </style:style>
    <style:style style:name="T11" style:family="text">
      <style:text-properties style:font-name="arial" fo:font-size="12pt" style:text-underline-style="none" fo:font-weight="normal" officeooo:rsid="00104b37" style:font-size-asian="12pt" style:font-weight-asian="normal" style:font-size-complex="12pt" style:font-weight-complex="normal"/>
    </style:style>
    <style:style style:name="T12" style:family="text">
      <style:text-properties style:font-name="arial" fo:font-size="12pt" style:text-underline-style="none" fo:font-weight="normal" officeooo:rsid="002f2cc4" style:font-size-asian="12pt" style:font-weight-asian="normal" style:font-size-complex="12pt" style:font-weight-complex="normal"/>
    </style:style>
    <style:style style:name="T13" style:family="text">
      <style:text-properties style:font-name="arial" fo:font-size="12pt" style:text-underline-style="none" fo:font-weight="normal" officeooo:rsid="002540ea" style:font-size-asian="12pt" style:font-weight-asian="normal" style:font-size-complex="12pt" style:font-weight-complex="normal"/>
    </style:style>
    <style:style style:name="T14" style:family="text">
      <style:text-properties style:font-name="arial" fo:font-size="12pt" style:text-underline-style="none" fo:font-weight="normal" officeooo:rsid="0029a2fe" style:font-size-asian="12pt" style:font-weight-asian="normal" style:font-size-complex="12pt" style:font-weight-complex="normal"/>
    </style:style>
    <style:style style:name="T15" style:family="text">
      <style:text-properties style:font-name="arial" fo:font-size="12pt" style:text-underline-style="none" fo:font-weight="normal" officeooo:rsid="002679e3" style:font-size-asian="12pt" style:font-weight-asian="normal" style:font-size-complex="12pt" style:font-weight-complex="normal"/>
    </style:style>
    <style:style style:name="T16" style:family="text">
      <style:text-properties style:font-name="arial" fo:font-size="12pt" style:text-underline-style="none" fo:font-weight="normal" officeooo:rsid="0030c0aa" style:font-size-asian="12pt" style:font-weight-asian="normal" style:font-size-complex="12pt" style:font-weight-complex="normal"/>
    </style:style>
    <style:style style:name="T17" style:family="text">
      <style:text-properties style:font-name="arial" fo:font-size="12pt" style:text-underline-style="none" fo:font-weight="bold" style:font-size-asian="12pt" style:font-weight-asian="bold" style:font-size-complex="12pt" style:font-weight-complex="bold"/>
    </style:style>
    <style:style style:name="T18" style:family="text">
      <style:text-properties style:font-name="arial" fo:font-size="12pt" style:font-size-asian="12pt" style:font-size-complex="12pt"/>
    </style:style>
    <style:style style:name="T19" style:family="text">
      <style:text-properties style:font-name="arial" style:text-underline-style="none" fo:font-weight="normal" officeooo:rsid="00104b37" style:font-weight-asian="normal" style:font-weight-complex="normal"/>
    </style:style>
    <style:style style:name="T20" style:family="text">
      <style:text-properties officeooo:rsid="0027a9b7"/>
    </style:style>
    <style:style style:name="T21" style:family="text">
      <style:text-properties fo:font-size="9pt" style:font-size-asian="9pt" style:font-size-complex="9pt"/>
    </style:style>
    <style:style style:name="T22" style:family="text">
      <style:text-properties officeooo:rsid="0030c0a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877309610" text:style-name="L1">
        <text:list-item>
          <text:p text:style-name="P4">Hardware</text:p>
          <text:list>
            <text:list-item>
              <text:p text:style-name="P5">wiring</text:p>
              <text:list>
                <text:list-item>
                  <text:p text:style-name="P5">power</text:p>
                </text:list-item>
                <text:list-item>
                  <text:p text:style-name="P5">motor power, encoder</text:p>
                </text:list-item>
                <text:list-item>
                  <text:p text:style-name="P5">Digital IO:</text:p>
                  <text:list>
                    <text:list-item>
                      <text:p text:style-name="P5">Servo enable: X5</text:p>
                    </text:list-item>
                    <text:list-item>
                      <text:p text:style-name="P5">Servo Homing: X4</text:p>
                    </text:list-item>
                  </text:list>
                </text:list-item>
              </text:list>
            </text:list-item>
            <text:list-item>
              <text:p text:style-name="P5">network</text:p>
              <text:list>
                <text:list-item>
                  <text:p text:style-name="P5">Moons motor: IP: 192.168.0.140</text:p>
                </text:list-item>
                <text:list-item>
                  <text:p text:style-name="P5">Jetson Nano: IP: 192.168.0.75</text:p>
                  <text:p text:style-name="P5"/>
                </text:list-item>
              </text:list>
            </text:list-item>
          </text:list>
        </text:list-item>
        <text:list-item>
          <text:p text:style-name="P4">MODBUS For Moons Motor</text:p>
          <text:list>
            <text:list-item>
              <text:p text:style-name="P1"><text:span text:style-name="T3">Registers </text:span><text:span text:style-name="T4">used</text:span></text:p>
            </text:list-item>
            <text:list-item>
              <text:p text:style-name="P6">Status Code and Alarm Code</text:p>
            </text:list-item>
            <text:list-item>
              <text:p text:style-name="P6">Register 125 Opcode </text:p>
            </text:list-item>
          </text:list>
        </text:list-item>
      </text:list>
      <text:p text:style-name="P9"/>
      <text:list xml:id="list185955949205210" text:continue-numbering="true" text:style-name="L1">
        <text:list-item>
          <text:p text:style-name="P4">Sequence of operation</text:p>
          <text:list>
            <text:list-item>
              <text:p text:style-name="P6">Homing</text:p>
              <text:list>
                <text:list-item>
                  <text:p text:style-name="P6">Registers used and value to write</text:p>
                </text:list-item>
                <text:list-item>
                  <text:p text:style-name="P6">Timing Diagram</text:p>
                </text:list-item>
              </text:list>
            </text:list-item>
            <text:list-item>
              <text:p text:style-name="P6">Manual Jog</text:p>
            </text:list-item>
            <text:list-item>
              <text:p text:style-name="P6">Auto position mode</text:p>
              <text:p text:style-name="P6"/>
            </text:list-item>
          </text:list>
        </text:list-item>
        <text:list-item>
          <text:p text:style-name="P4">PLC Handshake</text:p>
          <text:list>
            <text:list-item>
              <text:p text:style-name="P6">DB </text:p>
              <text:list>
                <text:list-item>
                  <text:p text:style-name="P6">Trigger bits</text:p>
                </text:list-item>
                <text:list-item>
                  <text:p text:style-name="P6">alarm code</text:p>
                </text:list-item>
                <text:list-item>
                  <text:p text:style-name="P6">status code</text:p>
                </text:list-item>
                <text:list-item>
                  <text:p text:style-name="P6">heartbeat signal</text:p>
                  <text:p text:style-name="P6"/>
                </text:list-item>
              </text:list>
            </text:list-item>
          </text:list>
        </text:list-item>
        <text:list-item>
          <text:p text:style-name="P4">Python Program</text:p>
        </text:list-item>
      </text:list>
      <text:p text:style-name="P49">MODBUS For Moons Motor</text:p>
      <text:list xml:id="list185956364903657" text:continue-numbering="true" text:style-name="L1">
        <text:list-header>
          <text:p text:style-name="P7"/>
        </text:list-header>
      </text:list>
      <text:p text:style-name="P28"><text:span text:style-name="T1">Registers </text:span><text:span text:style-name="T2">Used</text:span></text:p>
      <text:p text:style-name="P19"><text:span text:style-name="T2"/></text:p>
      <table:table table:name="UsedRegisters" table:style-name="UsedRegisters">
        <table:table-column table:style-name="UsedRegisters.A"/>
        <table:table-column table:style-name="UsedRegisters.B"/>
        <table:table-column table:style-name="UsedRegisters.C"/>
        <table:table-column table:style-name="UsedRegisters.D"/>
        <table:table-row table:style-name="TableLine94301768369552">
          <table:table-cell table:style-name="UsedRegisters.A1" office:value-type="string">
            <text:p text:style-name="P57">Register</text:p>
          </table:table-cell>
          <table:table-cell table:style-name="UsedRegisters.A1" office:value-type="string">
            <text:p text:style-name="P57">Access</text:p>
          </table:table-cell>
          <table:table-cell table:style-name="UsedRegisters.A1" office:value-type="string">
            <text:p text:style-name="P57">Data Type</text:p>
          </table:table-cell>
          <table:table-cell table:style-name="UsedRegisters.A1" office:value-type="string">
            <text:p text:style-name="P57">Description</text:p>
            <text:p text:style-name="P57"/>
          </table:table-cell>
        </table:table-row>
        <table:table-row table:style-name="TableLine94301768369552">
          <table:table-cell table:style-name="UsedRegisters.A1" office:value-type="string">
            <text:p text:style-name="P52">40001</text:p>
          </table:table-cell>
          <table:table-cell table:style-name="UsedRegisters.A1" office:value-type="string">
            <text:p text:style-name="P52">Read Only</text:p>
          </table:table-cell>
          <table:table-cell table:style-name="UsedRegisters.A1" office:value-type="string">
            <text:p text:style-name="P52">SHORT</text:p>
          </table:table-cell>
          <table:table-cell table:style-name="UsedRegisters.A1" office:value-type="string">
            <text:p text:style-name="P52">Alarm Code (AL) 16 bit</text:p>
          </table:table-cell>
        </table:table-row>
        <table:table-row table:style-name="TableLine94301768369552">
          <table:table-cell table:style-name="UsedRegisters.A1" office:value-type="string">
            <text:p text:style-name="P52">40002</text:p>
          </table:table-cell>
          <table:table-cell table:style-name="UsedRegisters.A1" office:value-type="string">
            <text:p text:style-name="P52">Read Only</text:p>
          </table:table-cell>
          <table:table-cell table:style-name="UsedRegisters.A1" office:value-type="string">
            <text:p text:style-name="P52">SHORT</text:p>
          </table:table-cell>
          <table:table-cell table:style-name="UsedRegisters.A1" office:value-type="string">
            <text:p text:style-name="P52">Status Code (SC)</text:p>
          </table:table-cell>
        </table:table-row>
        <table:table-row table:style-name="TableLine94301768369552">
          <table:table-cell table:style-name="UsedRegisters.A1" office:value-type="string">
            <text:p text:style-name="P53">...</text:p>
          </table:table-cell>
          <table:table-cell table:style-name="UsedRegisters.A1" office:value-type="string">
            <text:p text:style-name="P53">...</text:p>
          </table:table-cell>
          <table:table-cell table:style-name="UsedRegisters.A1" office:value-type="string">
            <text:p text:style-name="P53">...</text:p>
          </table:table-cell>
          <table:table-cell table:style-name="UsedRegisters.A1" office:value-type="string">
            <text:p text:style-name="P53">...</text:p>
          </table:table-cell>
        </table:table-row>
        <table:table-row table:style-name="TableLine94301768369552">
          <table:table-cell table:style-name="UsedRegisters.A1" office:value-type="string">
            <text:p text:style-name="P52">40030</text:p>
          </table:table-cell>
          <table:table-cell table:style-name="UsedRegisters.A1" office:value-type="string">
            <text:p text:style-name="P52">R/W</text:p>
          </table:table-cell>
          <table:table-cell table:style-name="UsedRegisters.A1" office:value-type="string">
            <text:p text:style-name="P52">SHORT</text:p>
          </table:table-cell>
          <table:table-cell table:style-name="UsedRegisters.A1" office:value-type="string">
            <text:p text:style-name="P52">Velocity (VE)</text:p>
          </table:table-cell>
        </table:table-row>
        <table:table-row table:style-name="TableLine94301768369552">
          <table:table-cell table:style-name="UsedRegisters.A1" office:value-type="string">
            <text:p text:style-name="P52">40031..32</text:p>
          </table:table-cell>
          <table:table-cell table:style-name="UsedRegisters.A1" office:value-type="string">
            <text:p text:style-name="P52">R/W</text:p>
          </table:table-cell>
          <table:table-cell table:style-name="UsedRegisters.A1" office:value-type="string">
            <text:p text:style-name="P52">LONG</text:p>
          </table:table-cell>
          <table:table-cell table:style-name="UsedRegisters.A1" office:value-type="string">
            <text:p text:style-name="P52">Point-to-Point Distance (DI)</text:p>
          </table:table-cell>
        </table:table-row>
        <table:table-row table:style-name="TableLine94301768369552">
          <table:table-cell table:style-name="UsedRegisters.A1" office:value-type="string">
            <text:p text:style-name="P53">...</text:p>
          </table:table-cell>
          <table:table-cell table:style-name="UsedRegisters.A1" office:value-type="string">
            <text:p text:style-name="P53">...</text:p>
          </table:table-cell>
          <table:table-cell table:style-name="UsedRegisters.A1" office:value-type="string">
            <text:p text:style-name="P53">...</text:p>
          </table:table-cell>
          <table:table-cell table:style-name="UsedRegisters.A1" office:value-type="string">
            <text:p text:style-name="P53">...</text:p>
          </table:table-cell>
        </table:table-row>
        <table:table-row table:style-name="TableLine94301768369552">
          <table:table-cell table:style-name="UsedRegisters.A1" office:value-type="string">
            <text:p text:style-name="P52">40049</text:p>
          </table:table-cell>
          <table:table-cell table:style-name="UsedRegisters.A1" office:value-type="string">
            <text:p text:style-name="P52">R/W</text:p>
          </table:table-cell>
          <table:table-cell table:style-name="UsedRegisters.A1" office:value-type="string">
            <text:p text:style-name="P52">SHORT</text:p>
          </table:table-cell>
          <table:table-cell table:style-name="UsedRegisters.A1" office:value-type="string">
            <text:p text:style-name="P53">Jog Velocity (JS)</text:p>
          </table:table-cell>
        </table:table-row>
        <table:table-row table:style-name="TableLine94301768369552">
          <table:table-cell table:style-name="UsedRegisters.A1" office:value-type="string">
            <text:p text:style-name="P53">...</text:p>
          </table:table-cell>
          <table:table-cell table:style-name="UsedRegisters.A1" office:value-type="string">
            <text:p text:style-name="P53">...</text:p>
          </table:table-cell>
          <table:table-cell table:style-name="UsedRegisters.A1" office:value-type="string">
            <text:p text:style-name="P53">...</text:p>
          </table:table-cell>
          <table:table-cell table:style-name="UsedRegisters.A1" office:value-type="string">
            <text:p text:style-name="P53">...</text:p>
          </table:table-cell>
        </table:table-row>
        <table:table-row table:style-name="TableLine94301768369552">
          <table:table-cell table:style-name="UsedRegisters.A1" office:value-type="string">
            <text:p text:style-name="P52">40125</text:p>
          </table:table-cell>
          <table:table-cell table:style-name="UsedRegisters.A1" office:value-type="string">
            <text:p text:style-name="P52">R/W</text:p>
          </table:table-cell>
          <table:table-cell table:style-name="UsedRegisters.A1" office:value-type="string">
            <text:p text:style-name="P52">SHORT</text:p>
          </table:table-cell>
          <table:table-cell table:style-name="UsedRegisters.A1" office:value-type="string">
            <text:p text:style-name="P52">Command Opcode</text:p>
          </table:table-cell>
        </table:table-row>
        <table:table-row table:style-name="TableLine94301768369552">
          <table:table-cell table:style-name="UsedRegisters.A1" office:value-type="string">
            <text:p text:style-name="P52">40126</text:p>
          </table:table-cell>
          <table:table-cell table:style-name="UsedRegisters.A1" office:value-type="string">
            <text:p text:style-name="P52">R/W</text:p>
          </table:table-cell>
          <table:table-cell table:style-name="UsedRegisters.A1" office:value-type="string">
            <text:p text:style-name="P52">SHORT</text:p>
          </table:table-cell>
          <table:table-cell table:style-name="UsedRegisters.A1" office:value-type="string">
            <text:p text:style-name="P52">Parameter 1</text:p>
          </table:table-cell>
        </table:table-row>
        <table:table-row table:style-name="TableLine94301768369552">
          <table:table-cell table:style-name="UsedRegisters.A1" office:value-type="string">
            <text:p text:style-name="P52">40127</text:p>
          </table:table-cell>
          <table:table-cell table:style-name="UsedRegisters.A1" office:value-type="string">
            <text:p text:style-name="P52">R/W</text:p>
          </table:table-cell>
          <table:table-cell table:style-name="UsedRegisters.A1" office:value-type="string">
            <text:p text:style-name="P52">SHORT</text:p>
          </table:table-cell>
          <table:table-cell table:style-name="UsedRegisters.A1" office:value-type="string">
            <text:p text:style-name="P52">Parameter 2</text:p>
          </table:table-cell>
        </table:table-row>
      </table:table>
      <text:p text:style-name="P21"/>
      <text:p text:style-name="P21"/>
      <text:p text:style-name="P21"/>
      <text:p text:style-name="P29">Alarm Code:</text:p>
      <text:p text:style-name="P3"/>
      <text:p text:style-name="P23">The alarm code is used to indicate the current alarm information of the drive. Each bit of the alarm code register represents different alarm information,when a bit is set1.</text:p>
      <text:p text:style-name="P23"/>
      <text:p text:style-name="P24">Register 40001:</text:p>
      <text:p text:style-name="P24"/>
      <table:table table:name="AlarmCode" table:style-name="AlarmCode">
        <table:table-column table:style-name="AlarmCode.A"/>
        <table:table-column table:style-name="AlarmCode.B"/>
        <table:table-row table:style-name="TableLine94301681976720">
          <table:table-cell table:style-name="AlarmCode.A1" office:value-type="string">
            <text:p text:style-name="P58">Bit</text:p>
          </table:table-cell>
          <table:table-cell table:style-name="AlarmCode.A1" office:value-type="string">
            <text:p text:style-name="P58">Desciption</text:p>
            <text:p text:style-name="P58"/>
          </table:table-cell>
        </table:table-row>
        <table:table-row table:style-name="TableLine94301681976720">
          <table:table-cell table:style-name="AlarmCode.A1" office:value-type="string">
            <text:p text:style-name="P62">0</text:p>
          </table:table-cell>
          <table:table-cell table:style-name="AlarmCode.A1" office:value-type="string">
            <text:p text:style-name="P53">Position error overrun</text:p>
          </table:table-cell>
        </table:table-row>
        <table:table-row table:style-name="TableLine94301681976720">
          <table:table-cell table:style-name="AlarmCode.A1" office:value-type="string">
            <text:p text:style-name="P62">1</text:p>
          </table:table-cell>
          <table:table-cell table:style-name="AlarmCode.A1" office:value-type="string">
            <text:p text:style-name="P53">CCWDirection prohibition limit</text:p>
          </table:table-cell>
        </table:table-row>
        <table:table-row table:style-name="TableLine94301681976720">
          <table:table-cell table:style-name="AlarmCode.A1" office:value-type="string">
            <text:p text:style-name="P62">2</text:p>
          </table:table-cell>
          <table:table-cell table:style-name="AlarmCode.A1" office:value-type="string">
            <text:p text:style-name="P53">CWDirection prohibition limit</text:p>
          </table:table-cell>
        </table:table-row>
        <table:table-row table:style-name="TableLine94301681976720">
          <table:table-cell table:style-name="AlarmCode.A1" office:value-type="string">
            <text:p text:style-name="P62">3</text:p>
          </table:table-cell>
          <table:table-cell table:style-name="AlarmCode.A1" office:value-type="string">
            <text:p text:style-name="P53">drive over temperature</text:p>
          </table:table-cell>
        </table:table-row>
        <table:table-row table:style-name="TableLine94301681976720">
          <table:table-cell table:style-name="AlarmCode.A1" office:value-type="string">
            <text:p text:style-name="P62">4</text:p>
          </table:table-cell>
          <table:table-cell table:style-name="AlarmCode.A1" office:value-type="string">
            <text:p text:style-name="P53">Drive internal voltage error</text:p>
          </table:table-cell>
        </table:table-row>
        <table:table-row table:style-name="TableLine94301681976720">
          <table:table-cell table:style-name="AlarmCode.A1" office:value-type="string">
            <text:p text:style-name="P62">5</text:p>
          </table:table-cell>
          <table:table-cell table:style-name="AlarmCode.A1" office:value-type="string">
            <text:p text:style-name="P53">Drive overvoltage</text:p>
          </table:table-cell>
        </table:table-row>
        <table:table-row table:style-name="TableLine94301681976720">
          <table:table-cell table:style-name="AlarmCode.A1" office:value-type="string">
            <text:p text:style-name="P62">6</text:p>
          </table:table-cell>
          <table:table-cell table:style-name="AlarmCode.A1" office:value-type="string">
            <text:p text:style-name="P53">Drive undervoltage</text:p>
          </table:table-cell>
        </table:table-row>
        <table:table-row table:style-name="TableLine94301681976720">
          <table:table-cell table:style-name="AlarmCode.A1" office:value-type="string">
            <text:p text:style-name="P62">7</text:p>
          </table:table-cell>
          <table:table-cell table:style-name="AlarmCode.A1" office:value-type="string">
            <text:p text:style-name="P53">Drive overcurrent</text:p>
          </table:table-cell>
        </table:table-row>
        <table:table-row table:style-name="TableLine94301681976720">
          <table:table-cell table:style-name="AlarmCode.A1" office:value-type="string">
            <text:p text:style-name="P62">8</text:p>
          </table:table-cell>
          <table:table-cell table:style-name="AlarmCode.A1" office:value-type="string">
            <text:p text:style-name="P53">Motor winding switch</text:p>
          </table:table-cell>
        </table:table-row>
        <table:table-row table:style-name="TableLine94301681976720">
          <table:table-cell table:style-name="AlarmCode.A1" office:value-type="string">
            <text:p text:style-name="P62">9</text:p>
          </table:table-cell>
          <table:table-cell table:style-name="AlarmCode.A1" office:value-type="string">
            <text:p text:style-name="P53">Motor encoder signal error</text:p>
          </table:table-cell>
        </table:table-row>
        <table:table-row table:style-name="TableLine94301681976720">
          <table:table-cell table:style-name="AlarmCode.A1" office:value-type="string">
            <text:p text:style-name="P62">10</text:p>
          </table:table-cell>
          <table:table-cell table:style-name="AlarmCode.A1" office:value-type="string">
            <text:p text:style-name="P53">Communication exception</text:p>
          </table:table-cell>
        </table:table-row>
        <table:table-row table:style-name="TableLine94301681976720">
          <table:table-cell table:style-name="AlarmCode.A1" office:value-type="string">
            <text:p text:style-name="P62">11</text:p>
          </table:table-cell>
          <table:table-cell table:style-name="AlarmCode.A1" office:value-type="string">
            <text:p text:style-name="P53">Failed to save parameters</text:p>
          </table:table-cell>
        </table:table-row>
        <table:table-row table:style-name="TableLine94301681976720">
          <table:table-cell table:style-name="AlarmCode.A1" office:value-type="string">
            <text:p text:style-name="P62">12</text:p>
          </table:table-cell>
          <table:table-cell table:style-name="AlarmCode.A1" office:value-type="string">
            <text:p text:style-name="P53">Command the motor to run when it is not enabled</text:p>
          </table:table-cell>
        </table:table-row>
        <table:table-row table:style-name="TableLine94301681976720">
          <table:table-cell table:style-name="AlarmCode.A1" office:value-type="string">
            <text:p text:style-name="P62">13</text:p>
          </table:table-cell>
          <table:table-cell table:style-name="AlarmCode.A1" office:value-type="string">
            <text:p text:style-name="P53">Motor overload status</text:p>
          </table:table-cell>
        </table:table-row>
        <table:table-row table:style-name="TableLine94301681976720">
          <table:table-cell table:style-name="AlarmCode.A1" office:value-type="string">
            <text:p text:style-name="P62">14</text:p>
          </table:table-cell>
          <table:table-cell table:style-name="AlarmCode.A1" office:value-type="string">
            <text:p text:style-name="P53">calledQblock is empty</text:p>
          </table:table-cell>
        </table:table-row>
        <table:table-row table:style-name="TableLine94301681976720">
          <table:table-cell table:style-name="AlarmCode.A1" office:value-type="string">
            <text:p text:style-name="P62">15</text:p>
          </table:table-cell>
          <table:table-cell table:style-name="AlarmCode.A1" office:value-type="string">
            <text:p text:style-name="P53">memory error</text:p>
          </table:table-cell>
        </table:table-row>
      </table:table>
      <text:p text:style-name="P22"/>
      <text:p text:style-name="P31"/>
      <text:p text:style-name="P51">Status Code:</text:p>
      <text:p text:style-name="P33">Status code is used to indicate the current working status of the drive. Each bit of</text:p>
      <text:p text:style-name="P33">the status code register represents different status information,when a bit is set1.</text:p>
      <text:p text:style-name="P32"/>
      <text:p text:style-name="P34">Register 40002:</text:p>
      <text:p text:style-name="P32"/>
      <table:table table:name="Table1" table:style-name="Table1">
        <table:table-column table:style-name="Table1.A"/>
        <table:table-column table:style-name="Table1.B"/>
        <table:table-row table:style-name="TableLine94301773967472">
          <table:table-cell table:style-name="Table1.A1" office:value-type="string">
            <text:p text:style-name="P59">Bit</text:p>
          </table:table-cell>
          <table:table-cell table:style-name="Table1.A1" office:value-type="string">
            <text:p text:style-name="P59">Desciption</text:p>
            <text:p text:style-name="P59"/>
          </table:table-cell>
        </table:table-row>
        <table:table-row table:style-name="TableLine94301773967472">
          <table:table-cell table:style-name="Table1.A1" office:value-type="string">
            <text:p text:style-name="P63">0</text:p>
          </table:table-cell>
          <table:table-cell table:style-name="Table1.A1" office:value-type="string">
            <text:p text:style-name="P54">Enable</text:p>
          </table:table-cell>
        </table:table-row>
        <table:table-row table:style-name="TableLine94301773967472">
          <table:table-cell table:style-name="Table1.A1" office:value-type="string">
            <text:p text:style-name="P63">1</text:p>
          </table:table-cell>
          <table:table-cell table:style-name="Table1.A1" office:value-type="string">
            <text:p text:style-name="P54">Sampling (The software oscilloscope function is enabled)</text:p>
          </table:table-cell>
        </table:table-row>
        <table:table-row table:style-name="TableLine94301773967472">
          <table:table-cell table:style-name="Table1.A1" office:value-type="string">
            <text:p text:style-name="P63">2</text:p>
          </table:table-cell>
          <table:table-cell table:style-name="Table1.A1" office:value-type="string">
            <text:p text:style-name="P54">Drive reports failure</text:p>
          </table:table-cell>
        </table:table-row>
        <table:table-row table:style-name="TableLine94301773967472">
          <table:table-cell table:style-name="Table1.A1" office:value-type="string">
            <text:p text:style-name="P63">3</text:p>
          </table:table-cell>
          <table:table-cell table:style-name="Table1.A1" office:value-type="string">
            <text:p text:style-name="P54">Movement in place</text:p>
          </table:table-cell>
        </table:table-row>
        <table:table-row table:style-name="TableLine94301773967472">
          <table:table-cell table:style-name="Table1.A1" office:value-type="string">
            <text:p text:style-name="P63">4</text:p>
          </table:table-cell>
          <table:table-cell table:style-name="Table1.A1" office:value-type="string">
            <text:p text:style-name="P54">in motion</text:p>
          </table:table-cell>
        </table:table-row>
        <table:table-row table:style-name="TableLine94301773967472">
          <table:table-cell table:style-name="Table1.A1" office:value-type="string">
            <text:p text:style-name="P63">5</text:p>
          </table:table-cell>
          <table:table-cell table:style-name="Table1.A1" office:value-type="string">
            <text:p text:style-name="P54">jogging running</text:p>
          </table:table-cell>
        </table:table-row>
        <table:table-row table:style-name="TableLine94301773967472">
          <table:table-cell table:style-name="Table1.A1" office:value-type="string">
            <text:p text:style-name="P63">6</text:p>
          </table:table-cell>
          <table:table-cell table:style-name="Table1.A1" office:value-type="string">
            <text:p text:style-name="P54">decelerating</text:p>
          </table:table-cell>
        </table:table-row>
        <table:table-row table:style-name="TableLine94301773967472">
          <table:table-cell table:style-name="Table1.A1" office:value-type="string">
            <text:p text:style-name="P63">7</text:p>
          </table:table-cell>
          <table:table-cell table:style-name="Table1.A1" office:value-type="string">
            <text:p text:style-name="P54">waiting for input signal (e.g. execute WI instruction)</text:p>
          </table:table-cell>
        </table:table-row>
        <table:table-row table:style-name="TableLine94301773967472">
          <table:table-cell table:style-name="Table1.A1" office:value-type="string">
            <text:p text:style-name="P63">8</text:p>
          </table:table-cell>
          <table:table-cell table:style-name="Table1.A1" office:value-type="string">
            <text:p text:style-name="P54">parameter saving</text:p>
          </table:table-cell>
        </table:table-row>
        <table:table-row table:style-name="TableLine94301773967472">
          <table:table-cell table:style-name="Table1.A1" office:value-type="string">
            <text:p text:style-name="P63">9</text:p>
          </table:table-cell>
          <table:table-cell table:style-name="Table1.A1" office:value-type="string">
            <text:p text:style-name="P54">drive warning</text:p>
          </table:table-cell>
        </table:table-row>
        <table:table-row table:style-name="TableLine94301773967472">
          <table:table-cell table:style-name="Table1.A1" office:value-type="string">
            <text:p text:style-name="P63">10</text:p>
          </table:table-cell>
          <table:table-cell table:style-name="Table1.A1" office:value-type="string">
            <text:p text:style-name="P54">back to origin</text:p>
          </table:table-cell>
        </table:table-row>
        <table:table-row table:style-name="TableLine94301773967472">
          <table:table-cell table:style-name="Table1.A1" office:value-type="string">
            <text:p text:style-name="P63">11</text:p>
          </table:table-cell>
          <table:table-cell table:style-name="Table1.A1" office:value-type="string">
            <text:p text:style-name="P54">waiting time (e.g. execute WT,WD instruction)</text:p>
          </table:table-cell>
        </table:table-row>
        <table:table-row table:style-name="TableLine94301773967472">
          <table:table-cell table:style-name="Table1.A1" office:value-type="string">
            <text:p text:style-name="P63">12</text:p>
          </table:table-cell>
          <table:table-cell table:style-name="Table1.A1" office:value-type="string">
            <text:p text:style-name="P54">internal use</text:p>
          </table:table-cell>
        </table:table-row>
        <table:table-row table:style-name="TableLine94301773967472">
          <table:table-cell table:style-name="Table1.A1" office:value-type="string">
            <text:p text:style-name="P63">13</text:p>
          </table:table-cell>
          <table:table-cell table:style-name="Table1.A1" office:value-type="string">
            <text:p text:style-name="P54">Encoder detection</text:p>
          </table:table-cell>
        </table:table-row>
        <table:table-row table:style-name="TableLine94301773967472">
          <table:table-cell table:style-name="Table1.A1" office:value-type="string">
            <text:p text:style-name="P63">14</text:p>
          </table:table-cell>
          <table:table-cell table:style-name="Table1.A1" office:value-type="string">
            <text:p text:style-name="P54">Qprogram is running</text:p>
          </table:table-cell>
        </table:table-row>
        <table:table-row table:style-name="TableLine94301773967472">
          <table:table-cell table:style-name="Table1.A1" office:value-type="string">
            <text:p text:style-name="P63">15</text:p>
          </table:table-cell>
          <table:table-cell table:style-name="Table1.A1" office:value-type="string">
            <text:p text:style-name="P54">Initialization (step system), Servo ready (Servo system)</text:p>
          </table:table-cell>
        </table:table-row>
      </table:table>
      <text:p text:style-name="P20"/>
      <text:p text:style-name="P30">Command Opcodes:</text:p>
      <text:p text:style-name="P27"/>
      <text:p text:style-name="P27">Certain actions are executed based on the value of the corresponding opcode written in the register.</text:p>
      <text:p text:style-name="P26"/>
      <text:p text:style-name="P25">Register 40125:</text:p>
      <text:p text:style-name="P25"/>
      <table:table table:name="Opcodes" table:style-name="Opcodes">
        <table:table-column table:style-name="Opcodes.A"/>
        <table:table-column table:style-name="Opcodes.B"/>
        <table:table-column table:style-name="Opcodes.C"/>
        <table:table-column table:style-name="Opcodes.D"/>
        <table:table-row table:style-name="TableLine94301767591104">
          <table:table-cell table:style-name="Opcodes.A1" office:value-type="string">
            <text:p text:style-name="P60">Function</text:p>
          </table:table-cell>
          <table:table-cell table:style-name="Opcodes.A1" office:value-type="string">
            <text:p text:style-name="P60">Opcode</text:p>
          </table:table-cell>
          <table:table-cell table:style-name="Opcodes.A1" office:value-type="string">
            <text:p text:style-name="P60">Parameter1</text:p>
          </table:table-cell>
          <table:table-cell table:style-name="Opcodes.A1" office:value-type="string">
            <text:p text:style-name="P60">Parameter2</text:p>
          </table:table-cell>
        </table:table-row>
        <table:table-row table:style-name="TableLine94301767591104">
          <table:table-cell table:style-name="Opcodes.A1" office:value-type="string">
            <text:p text:style-name="P53">Alarm Reset</text:p>
          </table:table-cell>
          <table:table-cell table:style-name="Opcodes.A1" office:value-type="string">
            <text:p text:style-name="P64">0xBA</text:p>
          </table:table-cell>
          <table:table-cell table:style-name="Opcodes.A1" office:value-type="string">
            <text:p text:style-name="P64">x</text:p>
          </table:table-cell>
          <table:table-cell table:style-name="Opcodes.A1" office:value-type="string">
            <text:p text:style-name="P64">x</text:p>
          </table:table-cell>
        </table:table-row>
        <table:table-row table:style-name="TableLine94301767591104">
          <table:table-cell table:style-name="Opcodes.A1" office:value-type="string">
            <text:p text:style-name="P53">Start Jogging</text:p>
          </table:table-cell>
          <table:table-cell table:style-name="Opcodes.A1" office:value-type="string">
            <text:p text:style-name="P64">0x96</text:p>
          </table:table-cell>
          <table:table-cell table:style-name="Opcodes.A1" office:value-type="string">
            <text:p text:style-name="P64">x</text:p>
          </table:table-cell>
          <table:table-cell table:style-name="Opcodes.A1" office:value-type="string">
            <text:p text:style-name="P64">x</text:p>
          </table:table-cell>
        </table:table-row>
        <table:table-row table:style-name="TableLine94301767591104">
          <table:table-cell table:style-name="Opcodes.A1" office:value-type="string">
            <text:p text:style-name="P53">Stop Jogging</text:p>
          </table:table-cell>
          <table:table-cell table:style-name="Opcodes.A1" office:value-type="string">
            <text:p text:style-name="P64">0xD8</text:p>
          </table:table-cell>
          <table:table-cell table:style-name="Opcodes.A1" office:value-type="string">
            <text:p text:style-name="P64">x</text:p>
          </table:table-cell>
          <table:table-cell table:style-name="Opcodes.A1" office:value-type="string">
            <text:p text:style-name="P64">x</text:p>
          </table:table-cell>
        </table:table-row>
        <table:table-row table:style-name="TableLine94301767591104">
          <table:table-cell table:style-name="Opcodes.A1" office:value-type="string">
            <text:p text:style-name="P53">Feed to Length</text:p>
          </table:table-cell>
          <table:table-cell table:style-name="Opcodes.A1" office:value-type="string">
            <text:p text:style-name="P64">0x66</text:p>
          </table:table-cell>
          <table:table-cell table:style-name="Opcodes.A1" office:value-type="string">
            <text:p text:style-name="P64">x</text:p>
          </table:table-cell>
          <table:table-cell table:style-name="Opcodes.A1" office:value-type="string">
            <text:p text:style-name="P64">x</text:p>
          </table:table-cell>
        </table:table-row>
        <table:table-row table:style-name="TableLine94301767591104">
          <table:table-cell table:style-name="Opcodes.A1" office:value-type="string">
            <text:p text:style-name="P53">Feed to Position</text:p>
          </table:table-cell>
          <table:table-cell table:style-name="Opcodes.A1" office:value-type="string">
            <text:p text:style-name="P64">0x67</text:p>
          </table:table-cell>
          <table:table-cell table:style-name="Opcodes.A1" office:value-type="string">
            <text:p text:style-name="P64">x</text:p>
          </table:table-cell>
          <table:table-cell table:style-name="Opcodes.A1" office:value-type="string">
            <text:p text:style-name="P64">x</text:p>
          </table:table-cell>
        </table:table-row>
        <table:table-row table:style-name="TableLine94301767591104">
          <table:table-cell table:style-name="Opcodes.A1" office:value-type="string">
            <text:p text:style-name="P53">Motor Disable</text:p>
          </table:table-cell>
          <table:table-cell table:style-name="Opcodes.A1" office:value-type="string">
            <text:p text:style-name="P64">0xA3</text:p>
          </table:table-cell>
          <table:table-cell table:style-name="Opcodes.A1" office:value-type="string">
            <text:p text:style-name="P64">x</text:p>
          </table:table-cell>
          <table:table-cell table:style-name="Opcodes.A1" office:value-type="string">
            <text:p text:style-name="P64">x</text:p>
          </table:table-cell>
        </table:table-row>
        <table:table-row table:style-name="TableLine94301767591104">
          <table:table-cell table:style-name="Opcodes.A1" office:value-type="string">
            <text:p text:style-name="P53">Motor Enable</text:p>
          </table:table-cell>
          <table:table-cell table:style-name="Opcodes.A1" office:value-type="string">
            <text:p text:style-name="P64">0xA2</text:p>
          </table:table-cell>
          <table:table-cell table:style-name="Opcodes.A1" office:value-type="string">
            <text:p text:style-name="P64">x</text:p>
          </table:table-cell>
          <table:table-cell table:style-name="Opcodes.A1" office:value-type="string">
            <text:p text:style-name="P64">x</text:p>
          </table:table-cell>
        </table:table-row>
        <table:table-row table:style-name="TableLine94301767591104">
          <table:table-cell table:style-name="Opcodes.A1" office:value-type="string">
            <text:p text:style-name="P53">Seek Home</text:p>
          </table:table-cell>
          <table:table-cell table:style-name="Opcodes.A1" office:value-type="string">
            <text:p text:style-name="P64">0x6E</text:p>
          </table:table-cell>
          <table:table-cell table:style-name="Opcodes.A1" office:value-type="string">
            <text:p text:style-name="P64">I/O Point</text:p>
          </table:table-cell>
          <table:table-cell table:style-name="Opcodes.A1" office:value-type="string">
            <text:p text:style-name="P64">Condition</text:p>
          </table:table-cell>
        </table:table-row>
        <table:table-row table:style-name="TableLine94301767591104">
          <table:table-cell table:style-name="Opcodes.A1" office:value-type="string">
            <text:p text:style-name="P55">Stop Move &amp; Kill Buffer,</text:p>
            <text:p text:style-name="P55">Max Decel</text:p>
          </table:table-cell>
          <table:table-cell table:style-name="Opcodes.A1" office:value-type="string">
            <text:p text:style-name="P64">0xE1</text:p>
          </table:table-cell>
          <table:table-cell table:style-name="Opcodes.A1" office:value-type="string">
            <text:p text:style-name="P64">x</text:p>
          </table:table-cell>
          <table:table-cell table:style-name="Opcodes.A1" office:value-type="string">
            <text:p text:style-name="P64">x</text:p>
          </table:table-cell>
        </table:table-row>
        <table:table-row table:style-name="TableLine94301767591104">
          <table:table-cell table:style-name="Opcodes.A1" office:value-type="string">
            <text:p text:style-name="P55">Stop Move &amp; Kill Buffer,</text:p>
            <text:p text:style-name="P55">Normal Decel</text:p>
          </table:table-cell>
          <table:table-cell table:style-name="Opcodes.A1" office:value-type="string">
            <text:p text:style-name="P64">0xE2</text:p>
          </table:table-cell>
          <table:table-cell table:style-name="Opcodes.A1" office:value-type="string">
            <text:p text:style-name="P64">x</text:p>
          </table:table-cell>
          <table:table-cell table:style-name="Opcodes.A1" office:value-type="string">
            <text:p text:style-name="P64">x</text:p>
          </table:table-cell>
        </table:table-row>
      </table:table>
      <text:p text:style-name="P50">Sequence of Operation</text:p>
      <text:list xml:id="list185955896854214" text:continue-numbering="true" text:style-name="L1">
        <text:list-header>
          <text:p text:style-name="P8"/>
        </text:list-header>
      </text:list>
      <text:p text:style-name="P10">Homing</text:p>
      <text:p text:style-name="P38"><text:span text:style-name="T6"/></text:p>
      <text:p text:style-name="P44"><text:span text:style-name="T6">Homing is performed initially after turning the drive of the motor on. This sets the encoder value as zero in the desired position based on the sensor input. </text:span></text:p>
      <text:p text:style-name="P36"><text:span text:style-name="T6"/></text:p>
      <text:p text:style-name="P43"><text:span text:style-name="T6">To perform homing, we need to provide a sensor input to the X04 input of the drive and set the condition </text:span><text:span text:style-name="T9">parameter </text:span><text:span text:style-name="T6">as </text:span><text:span text:style-name="T8">signal falling edge</text:span><text:span text:style-name="T7"> indicating that the homing is complete when the sensor input turns on.</text:span><text:span text:style-name="T6"> </text:span><text:span text:style-name="T9">Homing operation is performed when the desired opcode trigger is set to the opcode register.</text:span></text:p>
      <text:p text:style-name="P35"><text:span text:style-name="T5"/></text:p>
      <text:p text:style-name="P2"><text:span text:style-name="T18">I/O instruction Code:</text:span></text:p>
      <text:p text:style-name="P2"><text:span text:style-name="T18"/></text:p>
      <table:table table:name="I/Ocode" table:style-name="I_2f_Ocode">
        <table:table-column table:style-name="I_2f_Ocode.A"/>
        <table:table-column table:style-name="I_2f_Ocode.B"/>
        <table:table-row table:style-name="TableLine94301775276192">
          <table:table-cell table:style-name="I_2f_Ocode.A1" office:value-type="string">
            <text:p text:style-name="P61">Hex</text:p>
            <text:p text:style-name="P61"/>
          </table:table-cell>
          <table:table-cell table:style-name="I_2f_Ocode.A1" office:value-type="string">
            <text:p text:style-name="P61">Desctiption</text:p>
          </table:table-cell>
        </table:table-row>
        <table:table-row table:style-name="TableLine94301775276192">
          <table:table-cell table:style-name="I_2f_Ocode.A1" office:value-type="string">
            <text:p text:style-name="P65">0x31</text:p>
          </table:table-cell>
          <table:table-cell table:style-name="I_2f_Ocode.A1" office:value-type="string">
            <text:p text:style-name="P53">Digital input/output ports 1</text:p>
          </table:table-cell>
        </table:table-row>
        <table:table-row table:style-name="TableLine94301775276192">
          <table:table-cell table:style-name="I_2f_Ocode.A1" office:value-type="string">
            <text:p text:style-name="P65">...</text:p>
          </table:table-cell>
          <table:table-cell table:style-name="I_2f_Ocode.A1" office:value-type="string">
            <text:p text:style-name="P53">...</text:p>
          </table:table-cell>
        </table:table-row>
        <table:table-row table:style-name="TableLine94301775276192">
          <table:table-cell table:style-name="I_2f_Ocode.A1" office:value-type="string">
            <text:p text:style-name="P65">0x36</text:p>
          </table:table-cell>
          <table:table-cell table:style-name="I_2f_Ocode.A1" office:value-type="string">
            <text:p text:style-name="P53">Digital input/output ports <text:span text:style-name="T20">6</text:span></text:p>
          </table:table-cell>
        </table:table-row>
        <table:table-row table:style-name="TableLine94301775276192">
          <table:table-cell table:style-name="I_2f_Ocode.A1" office:value-type="string">
            <text:p text:style-name="P65">0x37</text:p>
          </table:table-cell>
          <table:table-cell table:style-name="I_2f_Ocode.A1" office:value-type="string">
            <text:p text:style-name="P53">Digital output port 7</text:p>
          </table:table-cell>
        </table:table-row>
        <table:table-row table:style-name="TableLine94301775276192">
          <table:table-cell table:style-name="I_2f_Ocode.A1" office:value-type="string">
            <text:p text:style-name="P65">...</text:p>
          </table:table-cell>
          <table:table-cell table:style-name="I_2f_Ocode.A1" office:value-type="string">
            <text:p text:style-name="P56">...</text:p>
          </table:table-cell>
        </table:table-row>
        <table:table-row table:style-name="TableLine94301775276192">
          <table:table-cell table:style-name="I_2f_Ocode.A1" office:value-type="string">
            <text:p text:style-name="P65">0x3c</text:p>
          </table:table-cell>
          <table:table-cell table:style-name="I_2f_Ocode.A1" office:value-type="string">
            <text:p text:style-name="P56">Digital output port <text:span text:style-name="T20">12</text:span></text:p>
          </table:table-cell>
        </table:table-row>
        <table:table-row table:style-name="TableLine94301775276192">
          <table:table-cell table:style-name="I_2f_Ocode.A1" office:value-type="string">
            <text:p text:style-name="P65">0x52</text:p>
          </table:table-cell>
          <table:table-cell table:style-name="I_2f_Ocode.A1" office:value-type="string">
            <text:p text:style-name="P56">Signal rising edge</text:p>
          </table:table-cell>
        </table:table-row>
        <table:table-row table:style-name="TableLine94301775276192">
          <table:table-cell table:style-name="I_2f_Ocode.A1" office:value-type="string">
            <text:p text:style-name="P65">0x46</text:p>
          </table:table-cell>
          <table:table-cell table:style-name="I_2f_Ocode.A1" office:value-type="string">
            <text:p text:style-name="P56">Signal <text:span text:style-name="T20">falling</text:span> edge</text:p>
          </table:table-cell>
        </table:table-row>
      </table:table>
      <text:p text:style-name="P39"><text:span text:style-name="T5"/></text:p>
      <text:p text:style-name="P35"><text:span text:style-name="T5"><text:s/></text:span></text:p>
      <text:p text:style-name="P15">Python Function:</text:p>
      <text:p text:style-name="P17"><text:tab/><text:tab/><text:tab/><text:span text:style-name="T21">def seekHome():</text:span></text:p>
      <text:p text:style-name="P18"><text:tab/><text:tab/><text:tab/> <text:s text:c="3"/>writeRegister(125, 0x34, 1)</text:p>
      <text:p text:style-name="P18"><text:tab/><text:tab/><text:tab/> <text:s text:c="3"/>writeRegister(126, 0x46, 1)</text:p>
      <text:p text:style-name="P18"><text:tab/><text:tab/><text:tab/> <text:s text:c="3"/>writeRegister(124, 0x6e, 1)</text:p>
      <text:p text:style-name="P18"><text:tab/><text:tab/><text:tab/> <text:s text:c="3"/>while True:</text:p>
      <text:p text:style-name="P18"><text:tab/><text:tab/><text:tab/> <text:s text:c="7"/>x,y=getStatus(1)</text:p>
      <text:p text:style-name="P18"><text:tab/><text:tab/><text:tab/> <text:s text:c="7"/>if 10 not in y:</text:p>
      <text:p text:style-name="P42"><text:span text:style-name="T19"><text:tab/><text:tab/><text:tab/> <text:s text:c="11"/>break</text:span></text:p>
      <text:p text:style-name="P42"><text:span text:style-name="T19"/></text:p>
      <text:p text:style-name="P41"><text:span text:style-name="T11">T</text:span><text:span text:style-name="T10">his function sets register </text:span><text:span text:style-name="T12">40</text:span><text:span text:style-name="T10">126 as 0x34 indicating the sensor is connected to digital input port 4 and register </text:span><text:span text:style-name="T12">40</text:span><text:span text:style-name="T10">127 as 0x46 indicating the signal is falling edge. Next, opcode 0x6e (Seek Home) is set to opcode register </text:span><text:span text:style-name="T12">40</text:span><text:span text:style-name="T10">126 driving the motor towards the positive direction (Clockwise) until the sensor input is high. Once the sensor input turns on, the motor stops rotating and the encoder value is set as zero. You may note that status monitoring is done in the while loop of the program. It waits for the bit 10 to be low in the status code indicating the the homing sequence is comlete only after which the function is exited. </text:span></text:p>
      <text:p text:style-name="P41"><text:span text:style-name="T10"/></text:p>
      <text:p text:style-name="P41"><text:span text:style-name="T12">Note: </text:span><text:span text:style-name="T10">When the message is read and written, Pay attention to the conversion relationship between register addresses,as register </text:span><text:span text:style-name="T17">40125</text:span><text:span text:style-name="T10"> converted to </text:span><text:span text:style-name="T17">0x007C</text:span><text:span text:style-name="T10">,</text:span></text:p>
      <text:p text:style-name="P41"><text:span text:style-name="T10">which is 40125-40000-1=124(0x007C)</text:span></text:p>
      <text:p text:style-name="P40"><text:span text:style-name="T10"/></text:p>
      <text:p text:style-name="P47">Manual Jog<text:span text:style-name="T22">ging</text:span></text:p>
      <text:p text:style-name="P46"><text:span text:style-name="T6"/></text:p>
      <text:p text:style-name="P45"><text:span text:style-name="T9">manual jogging</text:span><text:span text:style-name="T6"> is performed </text:span><text:span text:style-name="T9">to rotate the motor in either clockwise or counter clockwise direction by pressing the specified pushbutons in the manual mode.</text:span></text:p>
      <text:p text:style-name="P37"><text:span text:style-name="T6"/></text:p>
      <text:p text:style-name="P45"><text:span text:style-name="T13">To perform </text:span><text:span text:style-name="T16">manual jogging</text:span><text:span text:style-name="T13">, we need to </text:span><text:span text:style-name="T16">set the jog speed of the motor with appropriate sign convention for required direction. On providing the motor with start jog trigger in the opcode register, the motor starts to jog.</text:span></text:p>
      <text:p text:style-name="P35"><text:span text:style-name="T5"><text:s text:c="588"/></text:span></text:p>
      <text:list xml:id="list185956494138837" text:continue-numbering="true" text:style-name="L1">
        <text:list-item>
          <text:list>
            <text:list-item>
              <text:p text:style-name="P16">Homing</text:p>
              <text:list>
                <text:list-item>
                  <text:p text:style-name="P16">Registers used and value to write</text:p>
                </text:list-item>
              </text:list>
            </text:list-item>
            <text:list-item>
              <text:p text:style-name="P16">Manual Jog</text:p>
            </text:list-item>
            <text:list-item>
              <text:p text:style-name="P12">Auto position mode</text:p>
            </text:list-item>
          </text:list>
        </text:list-item>
      </text:list>
      <text:p text:style-name="P48"/>
      <text:p text:style-name="P11"/>
      <text:p text:style-name="P14">stopJog()</text:p>
      <text:p text:style-name="P13">def stopJog():</text:p>
      <text:p text:style-name="P13"><text:s text:c="4"/>writeRegister(124, 226, 1)</text:p>
      <text:p text:style-name="P13"><text:s text:c="4"/>print("Jog Stopped") <text:s/></text:p>
      <text:p text:style-name="P13"/>
      <text:p text:style-name="P14">resetAlarm()</text:p>
      <text:p text:style-name="P13">def resetAlarm():</text:p>
      <text:p text:style-name="P13"><text:s text:c="4"/>writeRegister(124, 186, 1)</text:p>
      <text:p text:style-name="P13"/>
      <text:p text:style-name="P14">setPosition()</text:p>
      <text:p text:style-name="P13">def setPosition(pos,speed, ids):</text:p>
      <text:p text:style-name="P13"><text:s text:c="4"/>longWrite(30,pos, ids)</text:p>
      <text:p text:style-name="P13"><text:s text:c="4"/>writeRegister(29,speed,ids)</text:p>
      <text:p text:style-name="P13"><text:s text:c="4"/>writeRegister(124, 0x67, 1)</text:p>
      <text:p text:style-name="P13"/>
      <text:p text:style-name="P14">seekHome()</text:p>
      <text:p text:style-name="P13">def seekHome():</text:p>
      <text:p text:style-name="P13"><text:s text:c="4"/>writeRegister(125, 0x34, 1)</text:p>
      <text:p text:style-name="P13"><text:s text:c="4"/>writeRegister(126, 0x46, 1)</text:p>
      <text:p text:style-name="P13"><text:s text:c="4"/>writeRegister(124, 0x6e, 1)</text:p>
      <text:p text:style-name="P13"><text:s text:c="4"/>while True:</text:p>
      <text:p text:style-name="P13"><text:s text:c="8"/>x,y=getStatus(1)</text:p>
      <text:p text:style-name="P13"><text:s text:c="8"/>if 10 not in y:</text:p>
      <text:p text:style-name="P13"><text:s text:c="12"/>break</text:p>
      <text:p text:style-name="P13"/>
      <text:p text:style-name="P14">setSpeed()</text:p>
      <text:p text:style-name="P13">def setSpeed(speed, ids):</text:p>
      <text:p text:style-name="P13"><text:s text:c="4"/>writeRegister(48, speed, ids)</text:p>
      <text:p text:style-name="P13"/>
      <text:p text:style-name="P14">startJog()</text:p>
      <text:p text:style-name="P13">def startJog():</text:p>
      <text:p text:style-name="P13"><text:s text:c="4"/>global motor_status</text:p>
      <text:p text:style-name="P13"><text:s text:c="4"/>writeRegister(124, 159, 1)</text:p>
      <text:p text:style-name="P13"><text:s text:c="4"/>writeRegister(124, 150, 1)</text:p>
      <text:p text:style-name="P13"><text:s text:c="4"/>print("Jog started")</text:p>
      <text:p text:style-name="P13"/>
      <text:p text:style-name="P14">readAlarm()</text:p>
      <text:p text:style-name="P13">def readAlarm(ids):</text:p>
      <text:p text:style-name="P13"><text:s text:c="4"/>#val1= readRegister(0, ids,0)</text:p>
      <text:p text:style-name="P13"><text:s text:c="4"/>#val2= readRegister(1, ids,0)</text:p>
      <text:p text:style-name="P13"><text:s text:c="4"/>val= readRegister(0, ids,0)</text:p>
      <text:p text:style-name="P13"><text:s text:c="4"/># print("Alarm Value: ",val)</text:p>
      <text:p text:style-name="P13"><text:s text:c="4"/>alarms= {0:"position error overrun", 1:"reverse prohibition limit", 2:"positive prohibition limit", 3:"over temperature", 4:"internal error", 5:"supply voltage out of range", 6:"reserved", 7:"drive overcurrent", 8:"reserved", 9:"motor encodeer not connected",</text:p>
      <text:p text:style-name="P13"><text:s text:c="13"/>10:"communication exception", 11:"reserved", 12:"vent failure", 13:"motor overload protection", 14:"reserved", 15:"unsuaal start alarm"}</text:p>
      <text:p text:style-name="P13"><text:s text:c="3"/></text:p>
      <text:p text:style-name="P13"><text:s text:c="4"/>error= getBits(val,16)</text:p>
      <text:p text:style-name="P13"/>
      <text:p text:style-name="P13"><text:soft-page-break/><text:s text:c="4"/>for i in error:</text:p>
      <text:p text:style-name="P13"><text:s text:c="8"/>print(alarms[i], end= ", ")</text:p>
      <text:p text:style-name="P13"><text:s text:c="8"/></text:p>
      <text:p text:style-name="P13"><text:s text:c="4"/>return val, error</text:p>
      <text:p text:style-name="P13"/>
      <text:p text:style-name="P14">getStatus()</text:p>
      <text:p text:style-name="P13">def getStatus(ids):</text:p>
      <text:p text:style-name="P13"><text:s text:c="4"/>val= readRegister(1, ids,0)</text:p>
      <text:p text:style-name="P13"><text:s text:c="4"/># print("Status Code: ", val)</text:p>
      <text:p text:style-name="P13"><text:s text:c="4"/>lst= getBits(val,16)</text:p>
      <text:p text:style-name="P13"><text:s text:c="4"/>return val, ls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svg:font-family="Times" style:font-family-generic="roman"/>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2-14T10:07:59.718963848</meta:creation-date>
    <dc:date>2023-02-23T14:42:47.528450569</dc:date>
    <meta:editing-duration>PT5H56M7S</meta:editing-duration>
    <meta:editing-cycles>27</meta:editing-cycles>
    <meta:generator>LibreOffice/6.4.7.2$Linux_X86_64 LibreOffice_project/40$Build-2</meta:generator>
    <meta:document-statistic meta:table-count="5" meta:image-count="0" meta:object-count="0" meta:page-count="7" meta:paragraph-count="300" meta:word-count="976" meta:character-count="6714" meta:non-whitespace-character-count="5234"/>
  </office:meta>
</office:document-meta>
</file>